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c03d9" officeooo:paragraph-rsid="001c03d9"/>
    </style:style>
    <style:style style:name="P2" style:family="paragraph" style:parent-style-name="Heading_20_2">
      <style:text-properties officeooo:paragraph-rsid="00316ab2"/>
    </style:style>
    <style:style style:name="P3" style:family="paragraph" style:parent-style-name="Text_20_body">
      <style:paragraph-properties fo:margin-top="0in" fo:margin-bottom="0.1965in" loext:contextual-spacing="false">
        <style:tab-stops>
          <style:tab-stop style:position="6.6252in"/>
        </style:tab-stops>
      </style:paragraph-properties>
      <style:text-properties officeooo:rsid="001c03d9" officeooo:paragraph-rsid="00226e49"/>
    </style:style>
    <style:style style:name="P4" style:family="paragraph" style:parent-style-name="Text_20_body">
      <style:paragraph-properties fo:margin-top="0in" fo:margin-bottom="0.1965in" loext:contextual-spacing="false"/>
      <style:text-properties officeooo:rsid="001c03d9" officeooo:paragraph-rsid="0021189c"/>
    </style:style>
    <style:style style:name="P5" style:family="paragraph" style:parent-style-name="Heading_20_2">
      <style:paragraph-properties fo:margin-top="0in" fo:margin-bottom="0.1965in" loext:contextual-spacing="false"/>
      <style:text-properties officeooo:rsid="001c03d9" officeooo:paragraph-rsid="0021189c"/>
    </style:style>
    <style:style style:name="P6" style:family="paragraph" style:parent-style-name="Heading_20_2">
      <style:paragraph-properties fo:margin-top="0in" fo:margin-bottom="0.1965in" loext:contextual-spacing="false"/>
      <style:text-properties officeooo:rsid="001c03d9" officeooo:paragraph-rsid="0021b049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1c03d9" officeooo:paragraph-rsid="00226e49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rsid="002fdcd7" officeooo:paragraph-rsid="00316ab2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316ab2"/>
    </style:style>
    <style:style style:name="P10" style:family="paragraph" style:parent-style-name="Heading_20_1">
      <style:paragraph-properties>
        <style:tab-stops>
          <style:tab-stop style:position="6.4898in"/>
          <style:tab-stop style:position="6.6043in"/>
        </style:tab-stops>
      </style:paragraph-properties>
      <style:text-properties officeooo:rsid="001c03d9" officeooo:paragraph-rsid="001c03d9"/>
    </style:style>
    <style:style style:name="P11" style:family="paragraph" style:parent-style-name="Heading_20_1">
      <style:text-properties officeooo:paragraph-rsid="00316ab2"/>
    </style:style>
    <style:style style:name="P12" style:family="paragraph" style:parent-style-name="Heading_20_1">
      <style:text-properties style:font-name="Liberation Serif" fo:font-size="18pt" fo:font-weight="bold" officeooo:rsid="002fdcd7" officeooo:paragraph-rsid="00322cb5" style:font-name-asian="Noto Sans CJK SC Regular" style:font-size-asian="18pt" style:font-weight-asian="bold" style:font-name-complex="FreeSans" style:font-size-complex="18pt" style:font-weight-complex="bold"/>
    </style:style>
    <style:style style:name="P13" style:family="paragraph" style:parent-style-name="Text_20_body">
      <style:text-properties officeooo:rsid="002c503e" officeooo:paragraph-rsid="002c503e"/>
    </style:style>
    <style:style style:name="P14" style:family="paragraph" style:parent-style-name="Text_20_body">
      <style:text-properties officeooo:rsid="002de2a2" officeooo:paragraph-rsid="002de2a2"/>
    </style:style>
    <style:style style:name="P15" style:family="paragraph" style:parent-style-name="Text_20_body">
      <style:text-properties officeooo:rsid="002fdcd7" officeooo:paragraph-rsid="002fdcd7"/>
    </style:style>
    <style:style style:name="P16" style:family="paragraph" style:parent-style-name="Text_20_body">
      <style:text-properties officeooo:rsid="002fdcd7" officeooo:paragraph-rsid="0035daa1"/>
    </style:style>
    <style:style style:name="P17" style:family="paragraph" style:parent-style-name="Text_20_body">
      <style:text-properties officeooo:rsid="002fdcd7" officeooo:paragraph-rsid="00322cb5"/>
    </style:style>
    <style:style style:name="P18" style:family="paragraph" style:parent-style-name="Heading_20_2">
      <style:text-properties officeooo:rsid="002c503e" officeooo:paragraph-rsid="002c503e"/>
    </style:style>
    <style:style style:name="P19" style:family="paragraph" style:parent-style-name="Heading_20_2">
      <style:text-properties style:font-name="Liberation Serif" fo:font-size="24pt" fo:font-weight="bold" officeooo:rsid="002fdcd7" officeooo:paragraph-rsid="002fdcd7" style:font-name-asian="Noto Sans CJK SC Regular" style:font-size-asian="24pt" style:font-weight-asian="bold" style:font-name-complex="FreeSans" style:font-size-complex="24pt" style:font-weight-complex="bold"/>
    </style:style>
    <style:style style:name="P20" style:family="paragraph" style:parent-style-name="Heading_20_2">
      <style:text-properties officeooo:rsid="001c03d9" officeooo:paragraph-rsid="002fdcd7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38091f"/>
    </style:style>
    <style:style style:name="T1" style:family="text">
      <style:text-properties officeooo:rsid="0021b049"/>
    </style:style>
    <style:style style:name="T2" style:family="text">
      <style:text-properties officeooo:rsid="00226e49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3274" style:font-size-asian="10pt" style:font-size-complex="10pt"/>
    </style:style>
    <style:style style:name="T5" style:family="text">
      <style:text-properties fo:font-size="10pt" officeooo:rsid="0024b675" style:font-size-asian="10pt" style:font-size-complex="10pt"/>
    </style:style>
    <style:style style:name="T6" style:family="text">
      <style:text-properties fo:font-size="10pt" officeooo:rsid="002c503e" style:font-size-asian="10pt" style:font-size-complex="10pt"/>
    </style:style>
    <style:style style:name="T7" style:family="text">
      <style:text-properties fo:font-size="10pt" officeooo:rsid="002fdcd7" style:font-size-asian="10pt" style:font-size-complex="10pt"/>
    </style:style>
    <style:style style:name="T8" style:family="text">
      <style:text-properties officeooo:rsid="002c503e"/>
    </style:style>
    <style:style style:name="T9" style:family="text">
      <style:text-properties officeooo:rsid="002fdcd7"/>
    </style:style>
    <style:style style:name="T10" style:family="text">
      <style:text-properties officeooo:rsid="0035daa1"/>
    </style:style>
    <style:style style:name="T11" style:family="text">
      <style:text-properties officeooo:rsid="0035f423"/>
    </style:style>
    <style:style style:name="T12" style:family="text">
      <style:text-properties officeooo:rsid="0009584b"/>
    </style:style>
    <style:style style:name="T13" style:family="text">
      <style:text-properties officeooo:rsid="0038091f"/>
    </style:style>
    <style:style style:name="T14" style:family="text"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T15" style:family="text">
      <style:text-properties officeooo:rsid="0038a6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harging bot Usage</text:h>
      <text:h text:style-name="P1" text:outline-level="2"><text:span text:style-name="T8">Only </text:span>Launching a Simulated Paring Lot</text:h>
      <text:p text:style-name="P7"><text:span text:style-name="Source_20_Text"><text:span text:style-name="T4">$ </text:span></text:span><text:span text:style-name="Source_20_Text">roslaunch turtlebot_gazebo turtlebot_world.launch </text:span><text:span text:style-name="Source_20_Text"><text:span text:style-name="T2">world_file:=</text:span></text:span><text:bookmark-start text:name="__DdeLink__664_153960655"/><text:span text:style-name="Source_20_Text"><text:span text:style-name="T2">/home/zxp-s-works/Desktop/Mobile_Rob/Project/gazebo_parking_lot/parking_lot_zxp/parking_lot</text:span></text:span><text:bookmark-end text:name="__DdeLink__664_153960655"/></text:p>
      <text:h text:style-name="P6" text:outline-level="2"><text:span text:style-name="Source_20_Text">Launching a Simulated Paring Lot </text:span><text:span text:style-name="Source_20_Text"><text:span text:style-name="T1">+ </text:span></text:span><text:span text:style-name="Source_20_Text">AutoSLAM by explor-lite </text:span><text:span text:style-name="Source_20_Text"><text:span text:style-name="T1">= frontier_SLAM</text:span></text:span></text:h>
      <text:p text:style-name="P3"><text:span text:style-name="Source_20_Text"><text:span text:style-name="T4">$ </text:span></text:span><text:bookmark-start text:name="__DdeLink__676_153960655"/><text:bookmark-start text:name="__DdeLink__132_239491283"/><text:span text:style-name="Source_20_Text"><text:span text:style-name="T4">roslaunch frontier_SLAM frontier_SLAM_all.launch</text:span></text:span><text:bookmark-end text:name="__DdeLink__676_153960655"/><text:bookmark-end text:name="__DdeLink__132_239491283"/></text:p>
      <text:h text:style-name="P5" text:outline-level="2"><text:span text:style-name="Source_20_Text"><text:span text:style-name="T8">Tuning navigation YAML file</text:span></text:span></text:h>
      <text:p text:style-name="P4"><text:span text:style-name="Source_20_Text"><text:span text:style-name="T4">$ </text:span></text:span><text:bookmark-start text:name="__DdeLink__668_153960655"/><text:span text:style-name="Source_20_Text"><text:span text:style-name="T4">ros</text:span></text:span><text:span text:style-name="Source_20_Text"><text:span text:style-name="T5">run</text:span></text:span><text:span text:style-name="Source_20_Text"><text:span text:style-name="T4"> rqt_reconfigure rqt_reconfigure</text:span></text:span><text:bookmark-end text:name="__DdeLink__668_153960655"/></text:p>
      <text:h text:style-name="P18" text:outline-level="2">Run the Whole Pipeline in Gazebo <text:span text:style-name="T10">(Debugging)</text:span></text:h>
      <text:p text:style-name="P13">$ ros<text:span text:style-name="T11">launch</text:span> charging_bot minimum.launch</text:p>
      <text:p text:style-name="P14"><text:span text:style-name="T9">in charging_bot/scripts </text:span>$ python <text:span text:style-name="T10">all</text:span>_run.py</text:p>
      <text:h text:style-name="P19" text:outline-level="2">Recode a Way-point</text:h>
      <text:h text:style-name="P12" text:outline-level="1">Autonomous Navigation</text:h>
      <text:p text:style-name="Preformatted_20_Text"><text:span text:style-name="Source_20_Text"><text:span text:style-name="T7">$ </text:span></text:span><text:span text:style-name="Source_20_Text"><text:span text:style-name="T9">roslaunch turtlebot_gazebo turtlebot_world.launch world_</text:span></text:span><text:a xlink:type="simple" xlink:href="../../../../../../=/home/zxp-s-works/Desktop/Mobile_Rob/Project/gazebo_parking_lot/parking_lot_zxp/parking_lot" text:style-name="Internet_20_link" text:visited-style-name="Visited_20_Internet_20_Link"><text:span text:style-name="Source_20_Text"><text:span text:style-name="T9">file:=</text:span></text:span></text:a><text:bookmark-start text:name="__DdeLink__664_1539606551"/><text:a xlink:type="simple" xlink:href="../../../../../../=/home/zxp-s-works/Desktop/Mobile_Rob/Project/gazebo_parking_lot/parking_lot_zxp/parking_lot" text:style-name="Internet_20_link" text:visited-style-name="Visited_20_Internet_20_Link"><text:span text:style-name="Source_20_Text"><text:span text:style-name="T9">/home/zxp-s-works/Desktop/Mobile_Rob/Project/gazebo_parking_lot/parking_lot_zxp/parking_lot</text:span></text:span></text:a><text:bookmark-end text:name="__DdeLink__664_1539606551"/></text:p>
      <text:p text:style-name="Preformatted_20_Text"><text:span text:style-name="Source_20_Text"/></text:p>
      <text:p text:style-name="P21"><text:span text:style-name="Source_20_Text"><text:span text:style-name="T13">$ </text:span></text:span><text:span text:style-name="Source_20_Text">roslaunch turtlebot_gazebo amcl_demo.launch map_</text:span><text:a xlink:type="simple" xlink:href="../../../../../../=/home/" text:style-name="Internet_20_link" text:visited-style-name="Visited_20_Internet_20_Link"><text:span text:style-name="Source_20_Text">file:=</text:span></text:a><text:span text:style-name="Source_20_Text"><text:span text:style-name="T13">/home/zxp-s-works/Desktop/Mobile_Rob/Project/map/parking_lot</text:span></text:span><text:span text:style-name="Source_20_Text">.yaml</text:span></text:p>
      <text:p text:style-name="P21"><text:span text:style-name="Source_20_Text"><text:span text:style-name="T12"># be care of the .png path in .yaml file</text:span></text:span></text:p>
      <text:p text:style-name="P21"><text:span text:style-name="Source_20_Text"><text:span text:style-name="T13">$ </text:span></text:span><text:span text:style-name="Source_20_Text">roslaunch turtlebot_rviz_launchers view_navigation.launch</text:span></text:p>
      <text:p text:style-name="Preformatted_20_Text"><text:span text:style-name="Source_20_Text"/></text:p>
      <text:p text:style-name="P17"><text:span text:style-name="T14">Recode</text:span></text:p>
      <text:p text:style-name="P15">In charging_bot/scripts $ python record_pose.py</text:p>
      <text:h text:style-name="P11" text:outline-level="1"><text:soft-page-break/>Teleoperation</text:h>
      <text:h text:style-name="P2" text:outline-level="2"><text:bookmark text:name="keyboard"/>Keyboard</text:h>
      <text:p text:style-name="P9"><text:span text:style-name="Source_20_Text"><text:span text:style-name="T10">$ </text:span></text:span><text:span text:style-name="Source_20_Text">roslaunch turtlebot_teleop keyboard_teleop.launch</text:span></text:p>
      <text:h text:style-name="P2" text:outline-level="2"><text:bookmark text:name="interactive-markers"/>Interactive Markers</text:h>
      <text:p text:style-name="P8"><text:span text:style-name="Source_20_Text"><text:span text:style-name="T10">$ </text:span></text:span><text:span text:style-name="Source_20_Text">roslaunch turtlebot_interactive_markers interactive_markers.launch</text:span></text:p>
      <text:h text:style-name="P20" text:outline-level="2">Way-point Navigation <text:span text:style-name="T10">(Charging a Car)</text:span></text:h>
      <text:p text:style-name="P16">In charging_bot/scripts $ python <text:span text:style-name="T10">charging_run.py</text:span></text:p>
      <text:h text:style-name="P1" text:outline-level="2">Car Detection and Recogni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18:04.724490811</meta:creation-date>
    <dc:date>2019-12-13T21:53:47.047798045</dc:date>
    <meta:editing-duration>P1DT2H44M5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14" meta:character-count="1267" meta:non-whitespace-character-count="1179"/>
  </office:meta>
</office:document-meta>
</file>